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d9a1" officeooo:paragraph-rsid="0015d9a1"/>
    </style:style>
    <style:style style:name="P2" style:family="paragraph" style:parent-style-name="Standard">
      <style:text-properties officeooo:rsid="001677e2" officeooo:paragraph-rsid="001677e2"/>
    </style:style>
    <style:style style:name="P3" style:family="paragraph" style:parent-style-name="Standard">
      <style:text-properties officeooo:rsid="001677e2" officeooo:paragraph-rsid="0018ff02"/>
    </style:style>
    <style:style style:name="P4" style:family="paragraph" style:parent-style-name="Standard">
      <style:text-properties officeooo:rsid="001677e2" officeooo:paragraph-rsid="0019505f"/>
    </style:style>
    <style:style style:name="P5" style:family="paragraph" style:parent-style-name="Standard">
      <style:text-properties officeooo:rsid="0018ff02" officeooo:paragraph-rsid="0018ff02"/>
    </style:style>
    <style:style style:name="P6" style:family="paragraph" style:parent-style-name="Standard">
      <style:text-properties officeooo:rsid="0019505f" officeooo:paragraph-rsid="0019505f"/>
    </style:style>
    <style:style style:name="P7" style:family="paragraph" style:parent-style-name="Standard">
      <style:text-properties officeooo:rsid="001aab4b" officeooo:paragraph-rsid="001aab4b"/>
    </style:style>
    <style:style style:name="T1" style:family="text">
      <style:text-properties officeooo:rsid="001677e2"/>
    </style:style>
    <style:style style:name="T2" style:family="text">
      <style:text-properties officeooo:rsid="0018ff02"/>
    </style:style>
    <style:style style:name="T3" style:family="text">
      <style:text-properties officeooo:rsid="001950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ld bank </text:p>
      <text:p text:style-name="P1"><text:tab/>gdp data set to stock prices of goldman sachs</text:p>
      <text:p text:style-name="P1"><text:tab/>insurance costs</text:p>
      <text:p text:style-name="P1"><text:tab/>stock of AIG</text:p>
      <text:p text:style-name="P1"><text:tab/>national debt</text:p>
      <text:p text:style-name="P1"/>
      <text:p text:style-name="P1"><text:tab/>compare to ireland</text:p>
      <text:p text:style-name="P1"><text:tab/></text:p>
      <text:p text:style-name="P1"><text:tab/>check the science sectors size</text:p>
      <text:p text:style-name="P1"><text:tab/><text:span text:style-name="T1">infrastructure size (internet users, etc)</text:span></text:p>
      <text:p text:style-name="P1"><text:tab/><text:span text:style-name="T1">economy and growth</text:span></text:p>
      <text:p text:style-name="P1"/>
      <text:p text:style-name="P1"/>
      <text:p text:style-name="P1"/>
      <text:p text:style-name="P2">Riot games/blizzard(?)</text:p>
      <text:p text:style-name="P2"/>
      <text:p text:style-name="P2"/>
      <text:p text:style-name="P2"><text:tab/>check if they have any available datasets to use based on their ranked games</text:p>
      <text:p text:style-name="P2"><text:tab/></text:p>
      <text:p text:style-name="P2"><text:tab/>Use badges/images/colours for the various rankings in LoL</text:p>
      <text:p text:style-name="P2"/>
      <text:p text:style-name="P3"><text:tab/><text:span text:style-name="T2">try to calc avg money spent per person in LoL, avg game time,</text:span></text:p>
      <text:p text:style-name="P5"><text:tab/>avg games played in a day, players per day, play time(total) per day</text:p>
      <text:p text:style-name="P3"/>
      <text:p text:style-name="P4"><text:tab/><text:span text:style-name="T3">can do bar grpah at bottom(smallish), with a pie chart for ratios and graphs for hourly </text:span></text:p>
      <text:p text:style-name="P6"><text:tab/>players online(see if there's a mexican wave for user activity).</text:p>
      <text:p text:style-name="P4"/>
      <text:p text:style-name="P7">Stock price</text:p>
      <text:p text:style-name="P7"><text:tab/>get stocks from prominent companioes during dot com bubble</text:p>
      <text:p text:style-name="P7"><text:tab/>crisis in 2008</text:p>
      <text:p text:style-name="P7"><text:tab/>popular brands / companies with many customers(coke, banks, tech,et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9S</meta:editing-duration>
    <meta:editing-cycles>8</meta:editing-cycles>
    <meta:generator>LibreOffice/4.4.3.2$Windows_x86 LibreOffice_project/88805f81e9fe61362df02b9941de8e38a9b5fd16</meta:generator>
    <dc:date>2015-11-08T17:56:56.764000000</dc:date>
    <meta:document-statistic meta:table-count="0" meta:image-count="0" meta:object-count="0" meta:page-count="1" meta:paragraph-count="22" meta:word-count="133" meta:character-count="810" meta:non-whitespace-character-count="676"/>
    <meta:user-defined meta:name="Info 1"/>
    <meta:user-defined meta:name="Info 2"/>
    <meta:user-defined meta:name="Info 3"/>
    <meta:user-defined meta:name="Info 4"/>
  </office:meta>
</office:document-meta>
</file>